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T1" style:family="text">
      <style:text-properties officeooo:rsid="00002b7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erRollam (Spolek) – Hlasování per rollam</text:h>
      <text:p text:style-name="Text_20_body">Plugin pro hlasování členů spolku (ANO / NE / ZDRŽEL SE) přes členský portál. Každý člen může hlasovat <text:span text:style-name="Strong_20_Emphasis">jen jednou</text:span>. Po ukončení hlasování plugin rozešle výsledek e-mailem, vygeneruje PDF zápis a umí automaticky vytvořit ZIP archiv a po čase bezpečně smazat data z DB.</text:p>
      <text:h text:style-name="Heading_20_2" text:outline-level="2">Co plugin umí</text:h>
      <text:list text:style-name="L1">
        <text:list-item>
          <text:p text:style-name="P1"><text:span text:style-name="Strong_20_Emphasis">Členský portál</text:span> (front-end) se seznamem hlasování + detail hlasování</text:p>
        </text:list-item>
        <text:list-item>
          <text:p text:style-name="P1"><text:span text:style-name="Strong_20_Emphasis">Hlasování ANO / NE / ZDRŽEL SE</text:span>, 1 hlas na člena (nelze změnit)</text:p>
        </text:list-item>
        <text:list-item>
          <text:p text:style-name="P1"><text:span text:style-name="Strong_20_Emphasis">Správce hlasování</text:span> může vyhlásit nové hlasování přímo v portálu</text:p>
        </text:list-item>
        <text:list-item>
          <text:p text:style-name="P1"><text:span text:style-name="Strong_20_Emphasis">E-maily</text:span>:</text:p>
          <text:list>
            <text:list-item>
              <text:p text:style-name="P1">oznámení o vyhlášení hlasování („announce“)</text:p>
            </text:list-item>
            <text:list-item>
              <text:p text:style-name="P1">připomínka 48 h a 24 h před koncem („reminder48“, „reminder24“) jen těm, co ještě nehlasovali</text:p>
            </text:list-item>
            <text:list-item>
              <text:p text:style-name="P1">výsledky po uzávěrce („result“) včetně PDF přílohy + odkaz pro stažení PDF</text:p>
            </text:list-item>
          </text:list>
        </text:list-item>
        <text:list-item>
          <text:p text:style-name="P1"><text:span text:style-name="Strong_20_Emphasis">PDF zápis</text:span> po uzávěrce (Dompdf)</text:p>
        </text:list-item>
        <text:list-item>
          <text:p text:style-name="P1"><text:span text:style-name="Strong_20_Emphasis">CSV export hlasů</text:span> (správce)</text:p>
        </text:list-item>
        <text:list-item>
          <text:p text:style-name="P1"><text:span text:style-name="Strong_20_Emphasis">Archivace (ZIP)</text:span> uzavřených hlasování (automaticky i ručně)</text:p>
        </text:list-item>
        <text:list-item>
          <text:p text:style-name="P1"><text:span text:style-name="Strong_20_Emphasis">Automatické promazání</text:span> z databáze po 30 dnech (jen když existuje ZIP a sedí SHA256)</text:p>
        </text:list-item>
      </text:list>
      <text:p text:style-name="Horizontal_20_Line"/>
      <text:h text:style-name="Heading_20_2" text:outline-level="2">Požadavky</text:h>
      <text:list text:style-name="L2">
        <text:list-item>
          <text:p text:style-name="P2">WordPress (doporučeno, <text:span text:style-name="T1">nejnovější verze</text:span>)</text:p>
        </text:list-item>
        <text:list-item>
          <text:p text:style-name="P2">PHP s podporou:</text:p>
          <text:list>
            <text:list-item>
              <text:p text:style-name="P2"><text:span text:style-name="Strong_20_Emphasis">ZipArchive</text:span> (pro ZIP archivy)</text:p>
            </text:list-item>
          </text:list>
        </text:list-item>
        <text:list-item>
          <text:p text:style-name="P2">Funkční odesílání e-mailů přes <text:span text:style-name="Source_20_Text">wp_mail()</text:span> (doporučeno SMTP plugin)</text:p>
        </text:list-item>
      </text:list>
      <text:p text:style-name="Horizontal_20_Line"/>
      <text:h text:style-name="Heading_20_2" text:outline-level="2">Instalace a aktivace</text:h>
      <text:list text:style-name="L3">
        <text:list-item>
          <text:p text:style-name="P3">Nahraj plugin <text:span text:style-name="T1">ve správci pluginů WP, nebo přes FTP </text:span>do <text:span text:style-name="Source_20_Text">wp-content/plugins/</text:span> a aktivuj v administraci WP.</text:p>
        </text:list-item>
        <text:list-item>
          <text:p text:style-name="P3">Aktivace vytvoří DB tabulky:</text:p>
        </text:list-item>
      </text:list>
      <text:list text:style-name="L4">
        <text:list-item>
          <text:p text:style-name="P4"><text:span text:style-name="Source_20_Text">wp_spolek_votes</text:span> (hlasy)</text:p>
        </text:list-item>
        <text:list-item>
          <text:p text:style-name="P4"><text:span text:style-name="Source_20_Text">wp_spolek_vote_mail_log</text:span> (log e-mailů – idempotence)</text:p>
        </text:list-item>
        <text:list-item>
          <text:p text:style-name="P4"><text:soft-page-break/><text:span text:style-name="Source_20_Text">wp_spolek_vote_audit</text:span> (audit událostí)</text:p>
        </text:list-item>
      </text:list>
      <text:list text:style-name="L5">
        <text:list-item>
          <text:p text:style-name="P5">Role/oprávnění:</text:p>
        </text:list-item>
      </text:list>
      <text:list text:style-name="L6">
        <text:list-item>
          <text:p text:style-name="P6">členové musí mít roli <text:span text:style-name="Strong_20_Emphasis"><text:span text:style-name="Source_20_Text">clen</text:span></text:span></text:p>
        </text:list-item>
        <text:list-item>
          <text:p text:style-name="P6">správce hlasování musí mít roli <text:span text:style-name="Strong_20_Emphasis"><text:span text:style-name="Source_20_Text">spravce_hlasovani</text:span></text:span> (nebo capability <text:span text:style-name="Source_20_Text">manage_spolek_hlasovani</text:span>)</text:p>
        </text:list-item>
      </text:list>
      <text:p text:style-name="Quotations">Pozn.: Plugin při aktivaci přidá capability <text:span text:style-name="Source_20_Text">manage_spolek_hlasovani</text:span> roli administrator a (pokud existuje) i roli <text:span text:style-name="Source_20_Text">spravce_hlasovani</text:span>.</text:p>
      <text:p text:style-name="Horizontal_20_Line"/>
      <text:h text:style-name="Heading_20_2" text:outline-level="2">Nastavení portálu (stránky a shortcody)</text:h>
      <text:p text:style-name="Text_20_body">Plugin nemá „nastavení“ ve WP administraci – vše běží přes stránky s<text:span text:style-name="T1">e</text:span> shortcody.</text:p>
      <text:h text:style-name="Heading_20_3" text:outline-level="3">1) Stránka portálu hlasování</text:h>
      <text:p text:style-name="Text_20_body">Vytvoř stránku (doporučená URL):</text:p>
      <text:list text:style-name="L7">
        <text:list-item>
          <text:p text:style-name="P7"><text:span text:style-name="Source_20_Text">/clenove/hlasovani/</text:span></text:p>
        </text:list-item>
      </text:list>
      <text:p text:style-name="Text_20_body">Obsah stránky:</text:p>
      <text:list text:style-name="L8">
        <text:list-item>
          <text:p text:style-name="P8"><text:span text:style-name="Source_20_Text">[spolek_userbar redirect="/login/" label="Odhlásit se" email="0"]</text:span></text:p>
        </text:list-item>
        <text:list-item>
          <text:p text:style-name="P8"><text:span text:style-name="Source_20_Text">[spolek_hlasovani_portal]</text:span></text:p>
        </text:list-item>
      </text:list>
      <text:p text:style-name="Text_20_body">Co se zobrazí:</text:p>
      <text:list text:style-name="L9">
        <text:list-item>
          <text:p text:style-name="P9">Nepřihlášený uživatel uvidí tlačítko „Přihlásit se“</text:p>
        </text:list-item>
        <text:list-item>
          <text:p text:style-name="P9">Přihlášený člen uvidí seznam hlasování + uzavřená hlasování</text:p>
        </text:list-item>
        <text:list-item>
          <text:p text:style-name="P9">Správce uvidí navíc formulář „Nové hlasování“ + sekce archivace a mazání</text:p>
        </text:list-item>
      </text:list>
      <text:h text:style-name="Heading_20_3" text:outline-level="3">2) Stránka pro stažení PDF zápisu (landing)</text:h>
      <text:p text:style-name="Text_20_body">Vytvoř stránku (doporučená URL):</text:p>
      <text:list text:style-name="L10">
        <text:list-item>
          <text:p text:style-name="P10"><text:span text:style-name="Source_20_Text">/clenove/stazeni-zapisu/</text:span></text:p>
        </text:list-item>
      </text:list>
      <text:p text:style-name="Text_20_body">Obsah stránky:</text:p>
      <text:list text:style-name="L11">
        <text:list-item>
          <text:p text:style-name="P11"><text:span text:style-name="Source_20_Text">[spolek_pdf_landing]</text:span></text:p>
        </text:list-item>
      </text:list>
      <text:p text:style-name="Text_20_body">Ta se používá v e-mailech s výsledky: uživateli otevře/odstartuje stažení PDF (vyžaduje přihlášení) a pak ho přesměruje dál.</text:p>
      <text:p text:style-name="Horizontal_20_Line"/>
      <text:h text:style-name="Heading_20_2" text:outline-level="2">Jak se používá (člen)</text:h>
      <text:list text:style-name="L12">
        <text:list-item>
          <text:p text:style-name="P12">Člen jde na <text:span text:style-name="Source_20_Text">/clenove/hlasovani/</text:span></text:p>
        </text:list-item>
        <text:list-item>
          <text:p text:style-name="P12"><text:soft-page-break/>Otevře detail hlasování</text:p>
        </text:list-item>
        <text:list-item>
          <text:p text:style-name="P12">Zvolí <text:span text:style-name="Strong_20_Emphasis">ANO / NE / ZDRŽEL SE</text:span> a odešle</text:p>
        </text:list-item>
        <text:list-item>
          <text:p text:style-name="P12">Po odeslání už nejde hlas změnit</text:p>
        </text:list-item>
        <text:list-item>
          <text:p text:style-name="P12">Po uzávěrce přijde e-mail s výsledkem + PDF (příloha / nebo odkaz na stažení)</text:p>
        </text:list-item>
      </text:list>
      <text:p text:style-name="Horizontal_20_Line"/>
      <text:h text:style-name="Heading_20_2" text:outline-level="2">Jak se používá (správce hlasování)</text:h>
      <text:h text:style-name="Heading_20_3" text:outline-level="3">Vyhlášení hlasování</text:h>
      <text:p text:style-name="Text_20_body">Na portálu se správci nahoře zobrazí formulář <text:span text:style-name="Strong_20_Emphasis">Nové hlasování</text:span>:</text:p>
      <text:list text:style-name="L13">
        <text:list-item>
          <text:p text:style-name="P13">Název (interní)</text:p>
        </text:list-item>
        <text:list-item>
          <text:p text:style-name="P13">Text návrhu usnesení</text:p>
        </text:list-item>
        <text:list-item>
          <text:p text:style-name="P13">Start a Deadline (serverový čas)</text:p>
        </text:list-item>
        <text:list-item>
          <text:p text:style-name="P13">Vyhodnocení (ruleset / kvórum / poměr přijetí / základ výpočtu)</text:p>
        </text:list-item>
      </text:list>
      <text:p text:style-name="Text_20_body">Po vytvoření:</text:p>
      <text:list text:style-name="L14">
        <text:list-item>
          <text:p text:style-name="P14">naplánují se cron události (reminders + uzávěrka)</text:p>
        </text:list-item>
        <text:list-item>
          <text:p text:style-name="P14">odešle se oznámení všem členům (role <text:span text:style-name="Source_20_Text">clen</text:span> + <text:span text:style-name="Source_20_Text">spravce_hlasovani</text:span>)</text:p>
        </text:list-item>
      </text:list>
      <text:h text:style-name="Heading_20_3" text:outline-level="3">Správa detailu hlasování</text:h>
      <text:p text:style-name="Text_20_body">V detailu (pro správce):</text:p>
      <text:list text:style-name="L15">
        <text:list-item>
          <text:p text:style-name="P15">souhrn hlasů</text:p>
        </text:list-item>
        <text:list-item>
          <text:p text:style-name="P15">tlačítko <text:span text:style-name="Strong_20_Emphasis">Stáhnout CSV (hlasy)</text:span></text:p>
        </text:list-item>
        <text:list-item>
          <text:p text:style-name="P15">po uzávěrce tlačítko <text:span text:style-name="Strong_20_Emphasis">Stáhnout zápis PDF</text:span> (pokud existuje)</text:p>
        </text:list-item>
      </text:list>
      <text:h text:style-name="Heading_20_3" text:outline-level="3">Archivace a mazání</text:h>
      <text:p text:style-name="Text_20_body">V portálu (správce) jsou sekce pro archiv:</text:p>
      <text:list text:style-name="L16">
        <text:list-item>
          <text:p text:style-name="P16">vytvoření ZIP archivu uzavřeného hlasování</text:p>
        </text:list-item>
        <text:list-item>
          <text:p text:style-name="P16">stažení ZIP</text:p>
        </text:list-item>
        <text:list-item>
          <text:p text:style-name="P16">bezpečné smazání z DB (ZIP zůstává)</text:p>
        </text:list-item>
        <text:list-item>
          <text:p text:style-name="P16">přehled ZIPů, které už jsou „jen na disku“ (po purge)</text:p>
        </text:list-item>
      </text:list>
      <text:p text:style-name="Text_20_body">ZIP archiv typicky obsahuje:</text:p>
      <text:list text:style-name="L17">
        <text:list-item>
          <text:p text:style-name="P17"><text:span text:style-name="Source_20_Text">summary.json</text:span>, <text:span text:style-name="Source_20_Text">proposal.txt</text:span>, <text:span text:style-name="Source_20_Text">minutes.pdf</text:span> (pokud existuje), <text:span text:style-name="Source_20_Text">votes.csv</text:span>, <text:span text:style-name="Source_20_Text">audit.csv</text:span>, <text:span text:style-name="Source_20_Text">mail_log.csv</text:span></text:p>
        </text:list-item>
      </text:list>
      <text:p text:style-name="Horizontal_20_Line"/>
      <text:h text:style-name="Heading_20_2" text:outline-level="2"><text:soft-page-break/>Automatizace (cron) – důležité</text:h>
      <text:p text:style-name="Text_20_body">Plugin používá WP-Cron a plánuje/scan-nuje:</text:p>
      <text:list text:style-name="L18">
        <text:list-item>
          <text:p text:style-name="P18"><text:span text:style-name="Strong_20_Emphasis">Uzávěrka hlasování</text:span> v čase deadline (<text:span text:style-name="Source_20_Text">spolek_vote_close</text:span>)</text:p>
        </text:list-item>
        <text:list-item>
          <text:p text:style-name="P18"><text:span text:style-name="Strong_20_Emphasis">Připomínky</text:span> 48 h a 24 h před deadline (<text:span text:style-name="Source_20_Text">spolek_vote_reminder</text:span>)</text:p>
        </text:list-item>
        <text:list-item>
          <text:p text:style-name="P18"><text:span text:style-name="Strong_20_Emphasis">Archive scan</text:span> 1× za hodinu – dohání archivaci (<text:span text:style-name="Source_20_Text">spolek_archive_scan</text:span>)</text:p>
        </text:list-item>
        <text:list-item>
          <text:p text:style-name="P18"><text:span text:style-name="Strong_20_Emphasis">Close scan</text:span> 1× za hodinu – dohání uzávěrky starších hlasování (<text:span text:style-name="Source_20_Text">spolek_close_scan</text:span>)</text:p>
        </text:list-item>
        <text:list-item>
          <text:p text:style-name="P18"><text:span text:style-name="Strong_20_Emphasis">Purge scan</text:span> 1× denně – maže z DB staré hlasování (&gt;30 dní) jen pokud existuje ZIP a sedí hash (<text:span text:style-name="Source_20_Text">spolek_purge_scan</text:span>)</text:p>
        </text:list-item>
      </text:list>
      <text:h text:style-name="Heading_20_3" text:outline-level="3">Doporučení pro spolehlivost</text:h>
      <text:p text:style-name="Text_20_body">WP-Cron někdy neběží pravidelně (záleží na návštěvnosti). Pro spolehlivý provoz je vhodné:</text:p>
      <text:list text:style-name="L19">
        <text:list-item>
          <text:p text:style-name="P19">vypnout pseudo-cron a spouštět <text:span text:style-name="Source_20_Text">wp-cron.php</text:span> systémovým cronem (např. každých 5–10 min)</text:p>
        </text:list-item>
      </text:list>
      <text:p text:style-name="Horizontal_20_Line"/>
      <text:h text:style-name="Heading_20_2" text:outline-level="2">E-maily (co očekávat)</text:h>
      <text:p text:style-name="Text_20_body">E-maily jsou <text:span text:style-name="Strong_20_Emphasis">plain text</text:span> a posílají se přes <text:span text:style-name="Source_20_Text">wp_mail()</text:span>:</text:p>
      <text:list text:style-name="L20">
        <text:list-item>
          <text:p text:style-name="P20">„announce“ – po vytvoření hlasování, všem členům</text:p>
        </text:list-item>
        <text:list-item>
          <text:p text:style-name="P20">„reminder48“ / „reminder24“ – jen těm, co ještě nehlasovali</text:p>
        </text:list-item>
        <text:list-item>
          <text:p text:style-name="P20">„result“ – po uzávěrce všem členům, typicky s PDF přílohou + odkazem</text:p>
        </text:list-item>
      </text:list>
      <text:p text:style-name="Text_20_body">Plugin si vede DB log odesílání, aby se e-maily zbytečně neduplikovaly.</text:p>
      <text:p text:style-name="Horizontal_20_Line"/>
      <text:h text:style-name="Heading_20_2" text:outline-level="2">Kde najdu hlasování v administraci WP?</text:h>
      <text:p text:style-name="Text_20_body">CPT existuje (<text:span text:style-name="Source_20_Text">spolek_hlasovani</text:span>), ale plugin ho <text:span text:style-name="Strong_20_Emphasis">nestrká do menu</text:span>. Přístup je přes URL:</text:p>
      <text:list text:style-name="L21">
        <text:list-item>
          <text:p text:style-name="P21"><text:span text:style-name="Source_20_Text">/wp-admin/edit.php?post_type=spolek_hlasovani</text:span></text:p>
        </text:list-item>
      </text:list>
      <text:p text:style-name="Text_20_body">(Admin je to spíš „servisní záloha“, hlavní UI je portál.)</text:p>
      <text:p text:style-name="Horizontal_20_Line"/>
      <text:h text:style-name="Heading_20_2" text:outline-level="2">Časté problémy</text:h>
      <text:p text:style-name="Text_20_body"><text:span text:style-name="Strong_20_Emphasis">1) Nechodí e-maily</text:span></text:p>
      <text:list text:style-name="L22">
        <text:list-item>
          <text:p text:style-name="P22">otestuj <text:span text:style-name="Source_20_Text">wp_mail()</text:span> (nejčastěji pomůže SMTP plugin)</text:p>
        </text:list-item>
        <text:list-item>
          <text:p text:style-name="P22">zkontroluj, jestli server neblokuje odesílání</text:p>
        </text:list-item>
        <text:list-item>
          <text:p text:style-name="P22">pokud nechodí jen uzávěrka/výsledky: pravděpodobně neběží cron (viz níž)</text:p>
        </text:list-item>
      </text:list>
      <text:p text:style-name="Text_20_body"><text:soft-page-break/><text:span text:style-name="Strong_20_Emphasis">2) Neproběhla uzávěrka / nepřišly výsledky</text:span></text:p>
      <text:list text:style-name="L23">
        <text:list-item>
          <text:p text:style-name="P23">pravděpodobně neběží WP-Cron pravidelně → nastav systémový cron pro <text:span text:style-name="Source_20_Text">wp-cron.php</text:span></text:p>
        </text:list-item>
      </text:list>
      <text:p text:style-name="Text_20_body"><text:span text:style-name="Strong_20_Emphasis">3) Nejde vytvořit ZIP archiv</text:span></text:p>
      <text:list text:style-name="L24">
        <text:list-item>
          <text:p text:style-name="P24">server nemá <text:span text:style-name="Source_20_Text">ZipArchive</text:span> nebo není právo zapisovat do úložiště</text:p>
        </text:list-item>
      </text:list>
      <text:p text:style-name="Text_20_body"><text:span text:style-name="Strong_20_Emphasis">4) PDF se nevygeneruje</text:span></text:p>
      <text:list text:style-name="L25">
        <text:list-item>
          <text:p text:style-name="P25">problém s dompdf/vendor nebo s právy zápisu do upload složky</text:p>
        </text:list-item>
      </text:list>
      <text:p text:style-name="Horizontal_20_Line"/>
      <text:h text:style-name="Heading_20_2" text:outline-level="2">Důležité: pevné URL v kódu</text:h>
      <text:p text:style-name="Text_20_body">V aktuální implementaci jsou některé URL „natvrdo“:</text:p>
      <text:list text:style-name="L26">
        <text:list-item>
          <text:p text:style-name="P26">Portál: <text:span text:style-name="Source_20_Text">/clenove/hlasovani/</text:span> (funkce <text:span text:style-name="Source_20_Text">portal_base_url()</text:span> v <text:span text:style-name="Source_20_Text">class-spolek-legacy.php</text:span>)</text:p>
        </text:list-item>
        <text:list-item>
          <text:p text:style-name="P26">Landing pro stažení PDF: <text:span text:style-name="Source_20_Text">/clenove/stazeni-zapisu/</text:span> (v cron uzávěrce)</text:p>
        </text:list-item>
        <text:list-item>
          <text:p text:style-name="P26">Redirect po stažení: <text:span text:style-name="Source_20_Text">/clenove/profil/</text:span> (v <text:span text:style-name="Source_20_Text">shortcode_pdf_landing()</text:span>)</text:p>
        </text:list-item>
      </text:list>
      <text:p text:style-name="Text_20_body">Pokud <text:span text:style-name="T1">jsou vyžadovány</text:span> jiné adresy, je potřeba upravit tyto hodnoty v kódu (nebo z toho udělat nastavení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romír Mayer</meta:initial-creator>
    <meta:creation-date>2026-02-26T13:07:28.581120900</meta:creation-date>
    <dc:date>2026-02-26T13:30:34.280499200</dc:date>
    <dc:creator>Jaromír Mayer</dc:creator>
    <meta:editing-duration>PT12M52S</meta:editing-duration>
    <meta:editing-cycles>1</meta:editing-cycles>
    <meta:document-statistic meta:table-count="0" meta:image-count="0" meta:object-count="0" meta:page-count="5" meta:paragraph-count="113" meta:word-count="835" meta:character-count="5565" meta:non-whitespace-character-count="4903"/>
    <meta:generator>LibreOffice/25.8.4.2$Windows_X86_64 LibreOffice_project/290daaa01b999472f0c7a3890eb6a550fd74c6df</meta:generator>
  </office:meta>
</office:document-meta>
</file>